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891cm" style:rel-column-width="3433*"/>
    </style:style>
    <style:style style:name="Tabela1.B" style:family="table-column">
      <style:table-column-properties style:column-width="11.4cm" style:rel-column-width="43946*"/>
    </style:style>
    <style:style style:name="Tabela1.C" style:family="table-column">
      <style:table-column-properties style:column-width="2.501cm" style:rel-column-width="9641*"/>
    </style:style>
    <style:style style:name="Tabela1.D" style:family="table-column">
      <style:table-column-properties style:column-width="2.208cm" style:rel-column-width="851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6446d" officeooo:paragraph-rsid="0016446d"/>
    </style:style>
    <style:style style:name="P2" style:family="paragraph" style:parent-style-name="Table_20_Contents">
      <style:paragraph-properties fo:text-align="start" style:justify-single-word="false"/>
      <style:text-properties officeooo:rsid="0016446d" officeooo:paragraph-rsid="0016446d"/>
    </style:style>
    <style:style style:name="P3" style:family="paragraph" style:parent-style-name="Table_20_Contents">
      <style:paragraph-properties fo:text-align="center" style:justify-single-word="false"/>
      <style:text-properties officeooo:rsid="0022ceea" officeooo:paragraph-rsid="0022ceea"/>
    </style:style>
    <style:style style:name="P4" style:family="paragraph" style:parent-style-name="Table_20_Contents">
      <style:paragraph-properties fo:text-align="start" style:justify-single-word="false"/>
      <style:text-properties officeooo:rsid="0022ceea" officeooo:paragraph-rsid="0022ceea"/>
    </style:style>
    <style:style style:name="P5" style:family="paragraph" style:parent-style-name="Standard">
      <style:paragraph-properties fo:text-align="center" style:justify-single-word="false"/>
      <style:text-properties fo:font-size="14pt" officeooo:rsid="0018b047" officeooo:paragraph-rsid="0018b047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officeooo:rsid="0016446d" officeooo:paragraph-rsid="0016446d"/>
    </style:style>
    <style:style style:name="P7" style:family="paragraph" style:parent-style-name="Table_20_Contents">
      <style:paragraph-properties fo:text-align="center" style:justify-single-word="false"/>
      <style:text-properties officeooo:rsid="0023bf34" officeooo:paragraph-rsid="0023bf34"/>
    </style:style>
    <style:style style:name="P8" style:family="paragraph" style:parent-style-name="Table_20_Contents">
      <style:paragraph-properties fo:text-align="start" style:justify-single-word="false"/>
      <style:text-properties officeooo:rsid="0023bf34" officeooo:paragraph-rsid="0023bf34"/>
    </style:style>
    <style:style style:name="T1" style:family="text">
      <style:text-properties officeooo:rsid="001b793e"/>
    </style:style>
    <style:style style:name="T2" style:family="text">
      <style:text-properties officeooo:rsid="001cb173"/>
    </style:style>
    <style:style style:name="T3" style:family="text">
      <style:text-properties officeooo:rsid="001e69e1"/>
    </style:style>
    <style:style style:name="T4" style:family="text">
      <style:text-properties officeooo:rsid="0020517e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5">FOLHA DE REQUISITOS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ID</text:p>
          </table:table-cell>
          <table:table-cell table:style-name="Tabela1.A1" office:value-type="string">
            <text:p text:style-name="P1">DESCRIÇÃO</text:p>
          </table:table-cell>
          <table:table-cell table:style-name="Tabela1.A1" office:value-type="string">
            <text:p text:style-name="P1">SITUAÇÃO</text:p>
          </table:table-cell>
          <table:table-cell table:style-name="Tabela1.D1" office:value-type="string">
            <text:p text:style-name="P1">DATA</text:p>
          </table:table-cell>
        </table:table-row>
        <table:table-row>
          <table:table-cell table:style-name="Tabela1.A2" office:value-type="string">
            <text:p text:style-name="P1">01</text:p>
          </table:table-cell>
          <table:table-cell table:style-name="Tabela1.A2" office:value-type="string">
            <text:p text:style-name="P2">Um pedido deve <text:span text:style-name="T1">permitir</text:span> <text:span text:style-name="T3">a inclusão de </text:span>um ou mais itens.</text:p>
          </table:table-cell>
          <table:table-cell table:style-name="Tabela1.C2" office:value-type="string">
            <text:p text:style-name="P1">PRONTO</text:p>
          </table:table-cell>
          <table:table-cell table:style-name="Tabela1.D2" office:value-type="string">
            <text:p text:style-name="P1">25/03/2016</text:p>
          </table:table-cell>
        </table:table-row>
        <table:table-row>
          <table:table-cell table:style-name="Tabela1.A2" office:value-type="string">
            <text:p text:style-name="P1">02</text:p>
          </table:table-cell>
          <table:table-cell table:style-name="Tabela1.A2" office:value-type="string">
            <text:p text:style-name="P2"><text:span text:style-name="T2">O pedido deve fornecer</text:span> <text:span text:style-name="T4">informação sobre </text:span>o somatório de itens, <text:span text:style-name="T2">o </text:span>somatório do total dos valores,<text:span text:style-name="T2"> a data do inicial e os itens contidos neste.</text:span></text:p>
          </table:table-cell>
          <table:table-cell table:style-name="Tabela1.C2" office:value-type="string">
            <text:p text:style-name="P1">PRONTO</text:p>
          </table:table-cell>
          <table:table-cell table:style-name="Tabela1.D2" office:value-type="string">
            <text:p text:style-name="P1">25/03/2016</text:p>
          </table:table-cell>
        </table:table-row>
        <table:table-row>
          <table:table-cell table:style-name="Tabela1.A2" office:value-type="string">
            <text:p text:style-name="P3">03</text:p>
          </table:table-cell>
          <table:table-cell table:style-name="Tabela1.A2" office:value-type="string">
            <text:p text:style-name="P4">Manter histórico a cada mudança de estado de um pedido.</text:p>
          </table:table-cell>
          <table:table-cell table:style-name="Tabela1.C2" office:value-type="string">
            <text:p text:style-name="P7">PRONTO</text:p>
          </table:table-cell>
          <table:table-cell table:style-name="Tabela1.D2" office:value-type="string">
            <text:p text:style-name="P7">31/03/2016</text:p>
          </table:table-cell>
        </table:table-row>
        <table:table-row>
          <table:table-cell table:style-name="Tabela1.A2" office:value-type="string">
            <text:p text:style-name="P7">04</text:p>
          </table:table-cell>
          <table:table-cell table:style-name="Tabela1.A2" office:value-type="string">
            <text:p text:style-name="P8">Restaurar versões de um pedido em ABERTO</text:p>
          </table:table-cell>
          <table:table-cell table:style-name="Tabela1.C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08:21.952000000</meta:creation-date>
    <dc:date>2016-03-31T13:07:51.493000000</dc:date>
    <meta:editing-duration>PT12M54S</meta:editing-duration>
    <meta:editing-cycles>14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19" meta:word-count="70" meta:character-count="388" meta:non-whitespace-character-count="33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c007f00170054000a00430047003c00ab0051001300fb008f00d0006800e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anifest.rdf">
        <DigestMethod Algorithm="http://www.w3.org/2000/09/xmldsig#sha1"/>
        <DigestValue>7NDWheT3P1M2fRjj+qtn5caji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ui2JnnM3XiKi5fWQD/yVlTiIw9I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RIhr3BxoxnakOCwRpUWaCo4Fgt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RvB3gPY/4pTrFEEUbV70vAvgVPQ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vhcjq+oz0f9I9EEYfUqaqArFILo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WKcQTWpkRTmkfrJlhvzYcT4AxMg=</DigestValue>
      </Reference>
      <Reference URI="Thumbnails/thumbnail.png">
        <DigestMethod Algorithm="http://www.w3.org/2000/09/xmldsig#sha1"/>
        <DigestValue>vQK6KiIqbfTbeCJZ+q/14Z87HrM=</DigestValue>
      </Reference>
      <Reference URI="#ID_0002001e0068007c0060004b004c00c4009e007d0006009900f500bf005b0038">
        <DigestMethod Algorithm="http://www.w3.org/2000/09/xmldsig#sha1"/>
        <DigestValue>a0/yc+k2LLfBc4xFdmg3aIq6po0=</DigestValue>
      </Reference>
    </SignedInfo>
    <SignatureValue>VKZN5//HkQ0vmBcfiyb+H514qJiIw/xCgIf4f7rh5nqQHCeE2WAw1DVLeUM0cXg7
8fzWrRZnsLfM6OF7m7EoHkXPgAq3puYK/KUaPh8zOyUp+AyusOPBgRwvVIQVNk3Q
diDvIoUgwsAAl5bDlAkobADGnHIL4i0/ulnTaXcHrSd4Tw0mAKP85lmtgn/sp/DN
1SMyVYSK90tbRsLOwPpZFkoVkVAKAa/oPVIsX5Jh7Tz6hvX9j6o+RuNleVzZK33Q
ouDELapSb3JU0QASluedGsOallkR2PdXmVkQ6ILRcz1cNfg1yFZp6jK2RKwsyICh
8wFjPNxccPOEQFCHVspXlg==</SignatureValue>
    <KeyInfo>
      <X509Data>
        <X509IssuerSerial>
          <X509IssuerName>E=support@cacert.org, CN=CA Cert Signing Authority, OU=http://www.cacert.org, O=Root CA</X509IssuerName>
          <X509SerialNumber>1173268</X509SerialNumber>
        </X509IssuerSerial>
        <X509Certificate>MIIFeTCCA2GgAwIBAgIDEecUMA0GCSqGSIb3DQEBCwUAMHkxEDAOBgNVBAoTB1Jv
b3QgQ0ExHjAcBgNVBAsTFWh0dHA6Ly93d3cuY2FjZXJ0Lm9yZzEiMCAGA1UEAxMZ
Q0EgQ2VydCBTaWduaW5nIEF1dGhvcml0eTEhMB8GCSqGSIb3DQEJARYSc3VwcG9y
dEBjYWNlcnQub3JnMB4XDTE2MDMzMDEzMzIzNFoXDTE2MDkyNjEzMzIzNFowPjEY
MBYGA1UEAxMPQ0FjZXJ0IFdvVCBVc2VyMSIwIAYJKoZIhvcNAQkBFhNqY29pbWJy
YUBmaW9jcnV6LmJyMIIBIjANBgkqhkiG9w0BAQEFAAOCAQ8AMIIBCgKCAQEAt9X+
ZWIYVcnorw5qf91EGpksWj49StBKSpwx9sV7YDKc1wJmZsvQ7jrOZaXQ9PEEB33Q
PVn7Sda9L3TgisZ9BBYRbDZHT/8pvbdyvrMGrckMXIQi7ip8kMV0f3SyjQ06ROI6
LTHbvNeYAQIogxSEZSeV4/oktJtZNv1Zulf8g0vkqKIrW3PyymxDlo7E/XGJ718Z
r3AZO7zBMo7uREu2Da6m4pAVX6XJKqJzZBY0ar6SRGdEmCs+AzSSe+R5Rjyy/mgw
Go8QFs3EV0/u6hwo8jxCaswGPVzfJ6dt5KPgUnJQuItuuJl+DLdGBeGueUsdfNiS
EwdpFKl8YgWInFRV3QIDAQABo4IBQzCCAT8wDAYDVR0TAQH/BAIwADBWBglghkgB
hvhCAQ0ESRZHVG8gZ2V0IHlvdXIgb3duIGNlcnRpZmljYXRlIGZvciBGUkVFIGhl
YWQgb3ZlciB0byBodHRwOi8vd3d3LkNBY2VydC5vcmcwDgYDVR0PAQH/BAQDAgOo
MEAGA1UdJQQ5MDcGCCsGAQUFBwMEBggrBgEFBQcDAgYKKwYBBAGCNwoDBAYKKwYB
BAGCNwoDAwYJYIZIAYb4QgQBMDIGCCsGAQUFBwEBBCYwJDAiBggrBgEFBQcwAYYW
aHR0cDovL29jc3AuY2FjZXJ0Lm9yZzAxBgNVHR8EKjAoMCagJKAihiBodHRwOi8v
Y3JsLmNhY2VydC5vcmcvcmV2b2tlLmNybDAeBgNVHREEFzAVgRNqY29pbWJyYUBm
aW9jcnV6LmJyMA0GCSqGSIb3DQEBCwUAA4ICAQCwvicxEAaJBj28inQ/Y+bee1CK
pQf1ngceJnq9HDvVlmyBHqU93iQdy+Chh15LgHyXWB8UYxQ7Zq5+rh5hVoXDuy69
I2RpRYSrnck7t5J49NlNkUDXjQRjD1Jtr+vP1ek5e1jTzJBV/bmd5mkGAGq+1cTU
BPmfX/ibAP5971zYenHBp9LD0giPQlqx5IIATNV76tX5Y+vPKQ0OK252OhODD7Eg
rd9o6XgCioKKnd70I/ilD/F90bWZMOqWZ88nQLTCZptb6f6Qs2taUfYG6IRtVNZn
+ltvMzPGHXYEF47PbZJx656X7GaDQ2iKUP/WsLhbr4nHNfMf4bods9/MlG2wmomc
7UqvxN9yuYHKq3+va3V+srFGP2Y+Vc7+inCjj9tbrKpL6CRuo4k/AdkNpDuyOrNP
A0GyFfBIk8McdRlJO3K1Ow86rgzmtW+ft/i+kPfpLAqbqN88B3MVWE2vEu+c2Xq2
gweVkal0KJsUUmV4gi+2wPOV3RKeBCxyEHLYtf9Ggp/1LoV9F8Od8EwNEd+rlcun
fTWZYyJPe/lNEWO+nuF/h0kmFAsncdYm88qqDGPWdmZlS7fu7mi26ryA0Ej7UrSl
C5Y1NLTFml+H/ne4z7sIzWxRQ6eqP0G3Uekeie7K4Y4x7Za+d97RWI0MyN3iOPP8
f3ppf7pXOIXBk50Evg==</X509Certificate>
      </X509Data>
    </KeyInfo>
    <Object>
      <SignatureProperties>
        <SignatureProperty Id="ID_0002001e0068007c0060004b004c00c4009e007d0006009900f500bf005b0038" Target="#ID_00fc007f00170054000a00430047003c00ab0051001300fb008f00d0006800e3">
          <dc:date xmlns:dc="http://purl.org/dc/elements/1.1/">2016-04-18T09:34:47,376000000</dc:date>
        </SignatureProperty>
      </SignatureProperties>
    </Object>
  </Signature>
</document-signatures>
</file>